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13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2" table:default-cell-style-name="ce21"/>
        <table:table-column table:style-name="co1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3"/>
        <table:table-column table:style-name="co3" table:default-cell-style-name="ce21"/>
        <table:table-row table:style-name="ro1">
          <table:table-cell table:style-name="ce23" office:value-type="string" calcext:value-type="string" table:number-columns-spanned="12" table:number-rows-spanned="1">
            <text:p>PARCOURS VERTICAL <text:s/>PAR BLOC 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  <table:table-cell table:style-name="Default"/>
        </table:table-row>
        <table:table-row table:style-name="ro1">
          <table:table-cell table:style-name="ce2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10" office:value-type="string" calcext:value-type="string">
            <text:p>MILP Gap (%)</text:p>
          </table:table-cell>
          <table:table-cell table:style-name="ce9" office:value-type="string" calcext:value-type="string">
            <text:p>Time</text:p>
          </table:table-cell>
          <table:table-cell table:style-name="ce10" office:value-type="string" calcext:value-type="string">
            <text:p>RF Objectif</text:p>
          </table:table-cell>
          <table:table-cell table:style-name="ce9" office:value-type="string" calcext:value-type="string">
            <text:p>RF Gap (%)</text:p>
          </table:table-cell>
          <table:table-cell table:style-name="ce2" office:value-type="string" calcext:value-type="string">
            <text:p>RF Time</text:p>
          </table:table-cell>
          <table:table-cell table:style-name="Default" office:value-type="string" calcext:value-type="string">
            <text:p>Time deviation</text:p>
          </table:table-cell>
          <table:table-cell table:style-name="ce10" office:value-type="string" calcext:value-type="string">
            <text:p>FO Objectif</text:p>
          </table:table-cell>
          <table:table-cell table:style-name="ce9" office:value-type="string" calcext:value-type="string">
            <text:p>FO Gap (%)</text:p>
          </table:table-cell>
          <table:table-cell table:style-name="ce2" office:value-type="string" calcext:value-type="string">
            <text:p>FO Time</text:p>
          </table:table-cell>
          <table:table-cell table:style-name="ce9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7" office:value-type="float" office:value="11931.4" calcext:value-type="float">
            <text:p>11931,4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3" calcext:value-type="float">
            <text:p>0,003</text:p>
          </table:table-cell>
          <table:table-cell office:value-type="float" office:value="11931.4" calcext:value-type="float">
            <text:p>11931,4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0045" calcext:value-type="float">
            <text:p>0,0045</text:p>
          </table:table-cell>
          <table:table-cell table:formula="of:=([.G3]-[.D3])/[.D3]*100" office:value-type="float" office:value="50" calcext:value-type="float">
            <text:p>50,00</text:p>
          </table:table-cell>
          <table:table-cell table:style-name="ce16" office:value-type="float" office:value="11931.4" calcext:value-type="float">
            <text:p>11931,4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99" calcext:value-type="float">
            <text:p>0,0099</text:p>
          </table:table-cell>
          <table:table-cell table:formula="of:=([.L3]-[.D3])/[.D3]*100" office:value-type="float" office:value="230" calcext:value-type="float">
            <text:p>230,00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table:style-name="ce9" office:value-type="float" office:value="38858.6" calcext:value-type="float">
            <text:p>38858,6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style-name="ce15" office:value-type="float" office:value="38858.6" calcext:value-type="float">
            <text:p>38858,6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.0087" calcext:value-type="float">
            <text:p>0,0087</text:p>
          </table:table-cell>
          <table:table-cell table:formula="of:=([.G4]-[.D4])/[.D4]*100" office:value-type="float" office:value="64.1509433962264" calcext:value-type="float">
            <text:p>64,15</text:p>
          </table:table-cell>
          <table:table-cell table:style-name="ce15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109" calcext:value-type="float">
            <text:p>0,0109</text:p>
          </table:table-cell>
          <table:table-cell office:value-type="float" office:value="0.0196" calcext:value-type="float">
            <text:p>0,0196</text:p>
          </table:table-cell>
          <table:table-cell table:formula="of:=([.L4]-[.D4])/[.D4]*100" office:value-type="float" office:value="269.811320754717" calcext:value-type="float">
            <text:p>269,81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office:value-type="float" office:value="93734" calcext:value-type="float">
            <text:p>93734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table:formula="of:=([.G5]-[.D5])/[.D5]*100" office:value-type="float" office:value="59.349593495935" calcext:value-type="float">
            <text:p>59,35</text:p>
          </table:table-cell>
          <table:table-cell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  <table:table-cell office:value-type="float" office:value="0.0411" calcext:value-type="float">
            <text:p>0,0411</text:p>
          </table:table-cell>
          <table:table-cell table:formula="of:=([.L5]-[.D5])/[.D5]*100" office:value-type="float" office:value="234.146341463415" calcext:value-type="float">
            <text:p>234,15</text:p>
          </table:table-cell>
        </table:table-row>
        <table:table-row table:style-name="ro1">
          <table:table-cell table:style-name="ce4" office:value-type="string" calcext:value-type="string">
            <text:p>100-5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256" calcext:value-type="float">
            <text:p>0,0256</text:p>
          </table:table-cell>
          <table:table-cell office:value-type="float" office:value="186951.4" calcext:value-type="float">
            <text:p>186951,4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  <table:table-cell table:formula="of:=([.G6]-[.D6])/[.D6]*100" office:value-type="float" office:value="83.59375" calcext:value-type="float">
            <text:p>83,59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924" calcext:value-type="float">
            <text:p>0,0924</text:p>
          </table:table-cell>
          <table:table-cell table:formula="of:=([.L6]-[.D6])/[.D6]*100" office:value-type="float" office:value="260.9375" calcext:value-type="float">
            <text:p>260,94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313" calcext:value-type="float">
            <text:p>0,0313</text:p>
          </table:table-cell>
          <table:table-cell office:value-type="float" office:value="21999.43" calcext:value-type="float">
            <text:p>21999,43</text:p>
          </table:table-cell>
          <table:table-cell table:style-name="ce18" office:value-type="float" office:value="0.08" calcext:value-type="float">
            <text:p>0,08</text:p>
          </table:table-cell>
          <table:table-cell office:value-type="float" office:value="0.0507" calcext:value-type="float">
            <text:p>0,0507</text:p>
          </table:table-cell>
          <table:table-cell table:formula="of:=([.G7]-[.D7])/[.D7]*100" office:value-type="float" office:value="61.9808306709265" calcext:value-type="float">
            <text:p>61,98</text:p>
          </table:table-cell>
          <table:table-cell table:style-name="ce2"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534" calcext:value-type="float">
            <text:p>0,0534</text:p>
          </table:table-cell>
          <table:table-cell table:style-name="ce12" office:value-type="float" office:value="0.1041" calcext:value-type="float">
            <text:p>0,1041</text:p>
          </table:table-cell>
          <table:table-cell table:formula="of:=([.L7]-[.D7])/[.D7]*100" office:value-type="float" office:value="232.58785942492" calcext:value-type="float">
            <text:p>232,59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table:style-name="ce10" office:value-type="float" office:value="74409.5" calcext:value-type="float">
            <text:p>74409,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408" calcext:value-type="float">
            <text:p>0,0408</text:p>
          </table:table-cell>
          <table:table-cell office:value-type="float" office:value="74409.1" calcext:value-type="float">
            <text:p>74409,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0603" calcext:value-type="float">
            <text:p>0,0603</text:p>
          </table:table-cell>
          <table:table-cell table:formula="of:=([.G8]-[.D8])/[.D8]*100" office:value-type="float" office:value="47.7941176470588" calcext:value-type="float">
            <text:p>47,79</text:p>
          </table:table-cell>
          <table:table-cell office:value-type="float" office:value="74409.1" calcext:value-type="float">
            <text:p>74409,1</text:p>
          </table:table-cell>
          <table:table-cell office:value-type="float" office:value="0" calcext:value-type="float">
            <text:p>0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1048" calcext:value-type="float">
            <text:p>0,1048</text:p>
          </table:table-cell>
          <table:table-cell table:formula="of:=([.L8]-[.D8])/[.D8]*100" office:value-type="float" office:value="156.862745098039" calcext:value-type="float">
            <text:p>156,86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table:style-name="ce1" office:value-type="float" office:value="175756.7" calcext:value-type="float">
            <text:p>175756,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office:value-type="float" office:value="175771.73" calcext:value-type="float">
            <text:p>175771,73</text:p>
          </table:table-cell>
          <table:table-cell table:style-name="ce18" office:value-type="float" office:value="0.01" calcext:value-type="float">
            <text:p>0,01</text:p>
          </table:table-cell>
          <table:table-cell office:value-type="float" office:value="0.2141" calcext:value-type="float">
            <text:p>0,2141</text:p>
          </table:table-cell>
          <table:table-cell table:formula="of:=([.G9]-[.D9])/[.D9]*100" office:value-type="float" office:value="128.495197438634" calcext:value-type="float">
            <text:p>128,50</text:p>
          </table:table-cell>
          <table:table-cell office:value-type="float" office:value="175757.63" calcext:value-type="float">
            <text:p>175757,63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,218</text:p>
          </table:table-cell>
          <table:table-cell office:value-type="float" office:value="0.4321" calcext:value-type="float">
            <text:p>0,4321</text:p>
          </table:table-cell>
          <table:table-cell table:formula="of:=([.L9]-[.D9])/[.D9]*100" office:value-type="float" office:value="361.152614727855" calcext:value-type="float">
            <text:p>361,15</text:p>
          </table:table-cell>
        </table:table-row>
        <table:table-row table:style-name="ro1">
          <table:table-cell table:style-name="ce2" office:value-type="string" calcext:value-type="string">
            <text:p>100-10</text:p>
          </table:table-cell>
          <table:table-cell office:value-type="float" office:value="354374.1" calcext:value-type="float">
            <text:p>354374,1</text:p>
          </table:table-cell>
          <table:table-cell office:value-type="float" office:value="0" calcext:value-type="float">
            <text:p>0</text:p>
          </table:table-cell>
          <table:table-cell office:value-type="float" office:value="0.1439" calcext:value-type="float">
            <text:p>0,1439</text:p>
          </table:table-cell>
          <table:table-cell table:style-name="ce16" office:value-type="float" office:value="354410.7" calcext:value-type="float">
            <text:p>354410,7</text:p>
          </table:table-cell>
          <table:table-cell table:style-name="ce18" office:value-type="float" office:value="0.01" calcext:value-type="float">
            <text:p>0,01</text:p>
          </table:table-cell>
          <table:table-cell office:value-type="float" office:value="0.2581" calcext:value-type="float">
            <text:p>0,2581</text:p>
          </table:table-cell>
          <table:table-cell table:formula="of:=([.G10]-[.D10])/[.D10]*100" office:value-type="float" office:value="79.3606671299514" calcext:value-type="float">
            <text:p>79,36</text:p>
          </table:table-cell>
          <table:table-cell office:value-type="float" office:value="354374.5" calcext:value-type="float">
            <text:p>354374,5</text:p>
          </table:table-cell>
          <table:table-cell office:value-type="float" office:value="0" calcext:value-type="float">
            <text:p>0</text:p>
          </table:table-cell>
          <table:table-cell office:value-type="float" office:value="0.2151" calcext:value-type="float">
            <text:p>0,2151</text:p>
          </table:table-cell>
          <table:table-cell office:value-type="float" office:value="0.4732" calcext:value-type="float">
            <text:p>0,4732</text:p>
          </table:table-cell>
          <table:table-cell table:formula="of:=([.L10]-[.D10])/[.D10]*100" office:value-type="float" office:value="228.839471855455" calcext:value-type="float">
            <text:p>228,84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52624.58" calcext:value-type="float">
            <text:p>52624,58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.8842" calcext:value-type="float">
            <text:p>1,8842</text:p>
          </table:table-cell>
          <table:table-cell table:style-name="ce2" office:value-type="float" office:value="52702.14" calcext:value-type="float">
            <text:p>52702,14</text:p>
          </table:table-cell>
          <table:table-cell table:style-name="ce41" office:value-type="float" office:value="0.14" calcext:value-type="float">
            <text:p>0,14</text:p>
          </table:table-cell>
          <table:table-cell table:style-name="ce2" office:value-type="float" office:value="0.9055" calcext:value-type="float">
            <text:p>0,9055</text:p>
          </table:table-cell>
          <table:table-cell table:formula="of:=([.G11]-[.D11])/[.D11]*100" office:value-type="float" office:value="-51.9424689523405" calcext:value-type="float">
            <text:p>-51,94</text:p>
          </table:table-cell>
          <table:table-cell table:style-name="ce2" office:value-type="float" office:value="52629.99" calcext:value-type="float">
            <text:p>52629,99</text:p>
          </table:table-cell>
          <table:table-cell table:style-name="ce41" office:value-type="float" office:value="0.01" calcext:value-type="float">
            <text:p>0,01</text:p>
          </table:table-cell>
          <table:table-cell table:style-name="ce2" office:value-type="float" office:value="0.6547" calcext:value-type="float">
            <text:p>0,6547</text:p>
          </table:table-cell>
          <table:table-cell office:value-type="float" office:value="1.5602" calcext:value-type="float">
            <text:p>1,5602</text:p>
          </table:table-cell>
          <table:table-cell table:formula="of:=([.L11]-[.D11])/[.D11]*100" office:value-type="float" office:value="-17.1956267912111" calcext:value-type="float">
            <text:p>-17,2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79436.37" calcext:value-type="float">
            <text:p>179436,37</text:p>
          </table:table-cell>
          <table:table-cell office:value-type="string" calcext:value-type="string">
            <text:p>&lt;0,01</text:p>
          </table:table-cell>
          <table:table-cell office:value-type="float" office:value="6.9709" calcext:value-type="float">
            <text:p>6,9709</text:p>
          </table:table-cell>
          <table:table-cell office:value-type="float" office:value="179839.02" calcext:value-type="float">
            <text:p>179839,02</text:p>
          </table:table-cell>
          <table:table-cell table:style-name="ce18" office:value-type="float" office:value="0.22" calcext:value-type="float">
            <text:p>0,22</text:p>
          </table:table-cell>
          <table:table-cell office:value-type="float" office:value="5.4184" calcext:value-type="float">
            <text:p>5,4184</text:p>
          </table:table-cell>
          <table:table-cell table:formula="of:=([.G12]-[.D12])/[.D12]*100" office:value-type="float" office:value="-22.2711558048459" calcext:value-type="float">
            <text:p>-22,27</text:p>
          </table:table-cell>
          <table:table-cell office:value-type="float" office:value="179462.18" calcext:value-type="float">
            <text:p>179462,18</text:p>
          </table:table-cell>
          <table:table-cell office:value-type="float" office:value="0.02" calcext:value-type="float">
            <text:p>0,02</text:p>
          </table:table-cell>
          <table:table-cell office:value-type="float" office:value="3.9292" calcext:value-type="float">
            <text:p>3,9292</text:p>
          </table:table-cell>
          <table:table-cell office:value-type="float" office:value="9.3476" calcext:value-type="float">
            <text:p>9,3476</text:p>
          </table:table-cell>
          <table:table-cell table:formula="of:=([.L12]-[.D12])/[.D12]*100" office:value-type="float" office:value="34.094593237602" calcext:value-type="float">
            <text:p>34,09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429434.6" calcext:value-type="float">
            <text:p>429434,6</text:p>
          </table:table-cell>
          <table:table-cell office:value-type="string" calcext:value-type="string">
            <text:p>&lt;0,01</text:p>
          </table:table-cell>
          <table:table-cell office:value-type="float" office:value="1285.275" calcext:value-type="float">
            <text:p>1285,275</text:p>
          </table:table-cell>
          <table:table-cell office:value-type="float" office:value="430329.82" calcext:value-type="float">
            <text:p>430329,82</text:p>
          </table:table-cell>
          <table:table-cell table:style-name="ce18" office:value-type="float" office:value="0.21" calcext:value-type="float">
            <text:p>0,21</text:p>
          </table:table-cell>
          <table:table-cell office:value-type="float" office:value="36.7944" calcext:value-type="float">
            <text:p>36,7944</text:p>
          </table:table-cell>
          <table:table-cell table:formula="of:=([.G13]-[.D13])/[.D13]*100" office:value-type="float" office:value="-97.1372352220342" calcext:value-type="float">
            <text:p>-97,14</text:p>
          </table:table-cell>
          <table:table-cell office:value-type="float" office:value="429502.41" calcext:value-type="float">
            <text:p>429502,41</text:p>
          </table:table-cell>
          <table:table-cell office:value-type="float" office:value="0.02" calcext:value-type="float">
            <text:p>0,02</text:p>
          </table:table-cell>
          <table:table-cell office:value-type="float" office:value="13.1411" calcext:value-type="float">
            <text:p>13,1411</text:p>
          </table:table-cell>
          <table:table-cell office:value-type="float" office:value="49.9355" calcext:value-type="float">
            <text:p>49,9355</text:p>
          </table:table-cell>
          <table:table-cell table:formula="of:=([.L13]-[.D13])/[.D13]*100" office:value-type="float" office:value="-96.1148003345588" calcext:value-type="float">
            <text:p>-96,11</text:p>
          </table:table-cell>
        </table:table-row>
        <table:table-row table:style-name="ro1">
          <table:table-cell table:style-name="ce5" office:value-type="string" calcext:value-type="string">
            <text:p>100-25</text:p>
          </table:table-cell>
          <table:table-cell office:value-type="float" office:value="865851.18" calcext:value-type="float">
            <text:p>865851,18</text:p>
          </table:table-cell>
          <table:table-cell table:style-name="ce7" office:value-type="string" calcext:value-type="string">
            <text:p>&lt;0,01</text:p>
          </table:table-cell>
          <table:table-cell table:style-name="ce12" office:value-type="float" office:value="619.2369" calcext:value-type="float">
            <text:p>619,2369</text:p>
          </table:table-cell>
          <table:table-cell office:value-type="float" office:value="868484.15" calcext:value-type="float">
            <text:p>868484,15</text:p>
          </table:table-cell>
          <table:table-cell table:style-name="ce18" office:value-type="float" office:value="0.31" calcext:value-type="float">
            <text:p>0,31</text:p>
          </table:table-cell>
          <table:table-cell office:value-type="float" office:value="281.9752" calcext:value-type="float">
            <text:p>281,9752</text:p>
          </table:table-cell>
          <table:table-cell table:formula="of:=([.G14]-[.D14])/[.D14]*100" office:value-type="float" office:value="-54.4640831319968" calcext:value-type="float">
            <text:p>-54,46</text:p>
          </table:table-cell>
          <table:table-cell office:value-type="float" office:value="866469.81" calcext:value-type="float">
            <text:p>866469,81</text:p>
          </table:table-cell>
          <table:table-cell office:value-type="float" office:value="0.07" calcext:value-type="float">
            <text:p>0,07</text:p>
          </table:table-cell>
          <table:table-cell office:value-type="float" office:value="47.9513" calcext:value-type="float">
            <text:p>47,9513</text:p>
          </table:table-cell>
          <table:table-cell office:value-type="float" office:value="329.9265" calcext:value-type="float">
            <text:p>329,9265</text:p>
          </table:table-cell>
          <table:table-cell table:formula="of:=([.L14]-[.D14])/[.D14]*100" office:value-type="float" office:value="-46.7204715998029" calcext:value-type="float">
            <text:p>-46,72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3" office:value-type="string" calcext:value-type="string" table:number-columns-spanned="12" table:number-rows-spanned="1">
            <text:p>PARCOURS HORIZONTAL PAR BLOC </text:p>
          </table:table-cell>
          <table:covered-table-cell table:number-columns-repeated="4" table:style-name="Default"/>
          <table:covered-table-cell/>
          <table:covered-table-cell table:style-name="Default"/>
          <table:covered-table-cell table:formula="of:=([.G18]-[.D18])/[.D18]*100" office:value-type="string" office:string-value="" calcext:value-type="error">
            <text:p>#DIV/0 !</text:p>
          </table:covered-table-cell>
          <table:covered-table-cell table:number-columns-repeated="4" table:style-name="Default"/>
          <table:table-cell/>
        </table:table-row>
        <table:table-row table:style-name="ro1">
          <table:table-cell table:style-name="ce2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10" office:value-type="string" calcext:value-type="string">
            <text:p>MILP Gap (%)</text:p>
          </table:table-cell>
          <table:table-cell table:style-name="ce14" office:value-type="string" calcext:value-type="string">
            <text:p>Time</text:p>
          </table:table-cell>
          <table:table-cell table:style-name="ce10" office:value-type="string" calcext:value-type="string">
            <text:p>RF Objectif</text:p>
          </table:table-cell>
          <table:table-cell table:style-name="ce9" office:value-type="string" calcext:value-type="string">
            <text:p>RF Gap (%)</text:p>
          </table:table-cell>
          <table:table-cell table:style-name="ce2" office:value-type="string" calcext:value-type="string">
            <text:p>RF Time</text:p>
          </table:table-cell>
          <table:table-cell office:value-type="string" calcext:value-type="string">
            <text:p>Time deviation</text:p>
          </table:table-cell>
          <table:table-cell table:style-name="ce10" office:value-type="string" calcext:value-type="string">
            <text:p>FO Objectif</text:p>
          </table:table-cell>
          <table:table-cell table:style-name="ce9" office:value-type="string" calcext:value-type="string">
            <text:p>FO Gap (%)</text:p>
          </table:table-cell>
          <table:table-cell table:style-name="ce2" office:value-type="string" calcext:value-type="string">
            <text:p>FO Time</text:p>
          </table:table-cell>
          <table:table-cell table:style-name="ce9" office:value-type="string" calcext:value-type="string">
            <text:p>RFFO Time</text:p>
          </table:table-cell>
          <table:table-cell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7" office:value-type="float" office:value="11931.4" calcext:value-type="float">
            <text:p>11931,4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03" calcext:value-type="float">
            <text:p>0,003</text:p>
          </table:table-cell>
          <table:table-cell table:style-name="ce11" office:value-type="float" office:value="11931.4" calcext:value-type="float">
            <text:p>11931,4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float" office:value="0.0066" calcext:value-type="float">
            <text:p>0,0066</text:p>
          </table:table-cell>
          <table:table-cell table:formula="of:=([.G20]-[.D20])/[.D20]*100" office:value-type="float" office:value="120" calcext:value-type="float">
            <text:p>120,00</text:p>
          </table:table-cell>
          <table:table-cell table:style-name="ce19" office:value-type="float" office:value="11931.4" calcext:value-type="float">
            <text:p>11931,4</text:p>
          </table:table-cell>
          <table:table-cell table:style-name="ce20" office:value-type="float" office:value="0" calcext:value-type="float">
            <text:p>0</text:p>
          </table:table-cell>
          <table:table-cell table:style-name="ce11" office:value-type="float" office:value="0.0042" calcext:value-type="float">
            <text:p>0,0042</text:p>
          </table:table-cell>
          <table:table-cell office:value-type="float" office:value="0.0108" calcext:value-type="float">
            <text:p>0,0108</text:p>
          </table:table-cell>
          <table:table-cell table:formula="of:=([.L20]-[.D20])/[.D20]*100" office:value-type="float" office:value="260" calcext:value-type="float">
            <text:p>260,00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table:style-name="ce9" office:value-type="float" office:value="38858.6" calcext:value-type="float">
            <text:p>38858,6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style-name="ce15" office:value-type="float" office:value="38858.6" calcext:value-type="float">
            <text:p>38858,6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float" office:value="0.0254" calcext:value-type="float">
            <text:p>0,0254</text:p>
          </table:table-cell>
          <table:table-cell table:formula="of:=([.G21]-[.D21])/[.D21]*100" office:value-type="float" office:value="379.245283018868" calcext:value-type="float">
            <text:p>379,25</text:p>
          </table:table-cell>
          <table:table-cell table:style-name="ce15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97" calcext:value-type="float">
            <text:p>0,0097</text:p>
          </table:table-cell>
          <table:table-cell office:value-type="float" office:value="0.0351" calcext:value-type="float">
            <text:p>0,0351</text:p>
          </table:table-cell>
          <table:table-cell table:formula="of:=([.L21]-[.D21])/[.D21]*100" office:value-type="float" office:value="562.264150943396" calcext:value-type="float">
            <text:p>562,26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office:value-type="float" office:value="93734" calcext:value-type="float">
            <text:p>93734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0528" calcext:value-type="float">
            <text:p>0,0528</text:p>
          </table:table-cell>
          <table:table-cell table:formula="of:=([.G22]-[.D22])/[.D22]*100" office:value-type="float" office:value="329.268292682927" calcext:value-type="float">
            <text:p>329,27</text:p>
          </table:table-cell>
          <table:table-cell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office:value-type="float" office:value="0.0562" calcext:value-type="float">
            <text:p>0,0562</text:p>
          </table:table-cell>
          <table:table-cell office:value-type="float" office:value="0.109" calcext:value-type="float">
            <text:p>0,109</text:p>
          </table:table-cell>
          <table:table-cell table:formula="of:=([.L22]-[.D22])/[.D22]*100" office:value-type="float" office:value="786.178861788618" calcext:value-type="float">
            <text:p>786,18</text:p>
          </table:table-cell>
        </table:table-row>
        <table:table-row table:style-name="ro1">
          <table:table-cell table:style-name="ce6" office:value-type="string" calcext:value-type="string">
            <text:p>100-5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256" calcext:value-type="float">
            <text:p>0,0256</text:p>
          </table:table-cell>
          <table:table-cell office:value-type="float" office:value="186946.3" calcext:value-type="float">
            <text:p>186946,3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0989" calcext:value-type="float">
            <text:p>0,0989</text:p>
          </table:table-cell>
          <table:table-cell table:formula="of:=([.G23]-[.D23])/[.D23]*100" office:value-type="float" office:value="286.328125" calcext:value-type="float">
            <text:p>286,33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1168" calcext:value-type="float">
            <text:p>0,1168</text:p>
          </table:table-cell>
          <table:table-cell office:value-type="float" office:value="0.2157" calcext:value-type="float">
            <text:p>0,2157</text:p>
          </table:table-cell>
          <table:table-cell table:formula="of:=([.L23]-[.D23])/[.D23]*100" office:value-type="float" office:value="742.578125" calcext:value-type="float">
            <text:p>742,58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313" calcext:value-type="float">
            <text:p>0,0313</text:p>
          </table:table-cell>
          <table:table-cell office:value-type="float" office:value="21980.36" calcext:value-type="float">
            <text:p>21980,36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0479" calcext:value-type="float">
            <text:p>0,0479</text:p>
          </table:table-cell>
          <table:table-cell table:formula="of:=([.G24]-[.D24])/[.D24]*100" office:value-type="float" office:value="53.035143769968" calcext:value-type="float">
            <text:p>53,04</text:p>
          </table:table-cell>
          <table:table-cell office:value-type="float" office:value="21980.17" calcext:value-type="float">
            <text:p>21980,17</text:p>
          </table:table-cell>
          <table:table-cell office:value-type="float" office:value="0" calcext:value-type="float">
            <text:p>0</text:p>
          </table:table-cell>
          <table:table-cell office:value-type="float" office:value="0.0321" calcext:value-type="float">
            <text:p>0,0321</text:p>
          </table:table-cell>
          <table:table-cell office:value-type="float" office:value="0.0799" calcext:value-type="float">
            <text:p>0,0799</text:p>
          </table:table-cell>
          <table:table-cell table:formula="of:=([.L24]-[.D24])/[.D24]*100" office:value-type="float" office:value="155.271565495208" calcext:value-type="float">
            <text:p>155,27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table:style-name="ce10" office:value-type="float" office:value="74409.5" calcext:value-type="float">
            <text:p>74409,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408" calcext:value-type="float">
            <text:p>0,0408</text:p>
          </table:table-cell>
          <table:table-cell office:value-type="float" office:value="74409.1" calcext:value-type="float">
            <text:p>74409,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1132" calcext:value-type="float">
            <text:p>0,1132</text:p>
          </table:table-cell>
          <table:table-cell table:formula="of:=([.G25]-[.D25])/[.D25]*100" office:value-type="float" office:value="177.450980392157" calcext:value-type="float">
            <text:p>177,45</text:p>
          </table:table-cell>
          <table:table-cell office:value-type="float" office:value="74409.1" calcext:value-type="float">
            <text:p>74409,1</text:p>
          </table:table-cell>
          <table:table-cell office:value-type="float" office:value="0" calcext:value-type="float">
            <text:p>0</text:p>
          </table:table-cell>
          <table:table-cell office:value-type="float" office:value="0.0879" calcext:value-type="float">
            <text:p>0,0879</text:p>
          </table:table-cell>
          <table:table-cell office:value-type="float" office:value="0.2011" calcext:value-type="float">
            <text:p>0,2011</text:p>
          </table:table-cell>
          <table:table-cell table:formula="of:=([.L25]-[.D25])/[.D25]*100" office:value-type="float" office:value="392.892156862745" calcext:value-type="float">
            <text:p>392,89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table:style-name="ce1" office:value-type="float" office:value="175756.7" calcext:value-type="float">
            <text:p>175756,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office:value-type="float" office:value="175763.7" calcext:value-type="float">
            <text:p>175763,7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2362" calcext:value-type="float">
            <text:p>0,2362</text:p>
          </table:table-cell>
          <table:table-cell table:formula="of:=([.G26]-[.D26])/[.D26]*100" office:value-type="float" office:value="152.081109925293" calcext:value-type="float">
            <text:p>152,08</text:p>
          </table:table-cell>
          <table:table-cell office:value-type="float" office:value="175756.9" calcext:value-type="float">
            <text:p>175756,9</text:p>
          </table:table-cell>
          <table:table-cell office:value-type="float" office:value="0" calcext:value-type="float">
            <text:p>0</text:p>
          </table:table-cell>
          <table:table-cell office:value-type="float" office:value="0.2226" calcext:value-type="float">
            <text:p>0,2226</text:p>
          </table:table-cell>
          <table:table-cell office:value-type="float" office:value="0.4588" calcext:value-type="float">
            <text:p>0,4588</text:p>
          </table:table-cell>
          <table:table-cell table:formula="of:=([.L26]-[.D26])/[.D26]*100" office:value-type="float" office:value="389.647812166489" calcext:value-type="float">
            <text:p>389,65</text:p>
          </table:table-cell>
        </table:table-row>
        <table:table-row table:style-name="ro1">
          <table:table-cell table:style-name="ce2" office:value-type="string" calcext:value-type="string">
            <text:p>100-10</text:p>
          </table:table-cell>
          <table:table-cell office:value-type="float" office:value="354374.1" calcext:value-type="float">
            <text:p>354374,1</text:p>
          </table:table-cell>
          <table:table-cell office:value-type="float" office:value="0" calcext:value-type="float">
            <text:p>0</text:p>
          </table:table-cell>
          <table:table-cell office:value-type="float" office:value="0.1439" calcext:value-type="float">
            <text:p>0,1439</text:p>
          </table:table-cell>
          <table:table-cell table:style-name="ce16" office:value-type="float" office:value="354377.1" calcext:value-type="float">
            <text:p>354377,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.4586" calcext:value-type="float">
            <text:p>0,4586</text:p>
          </table:table-cell>
          <table:table-cell table:formula="of:=([.G27]-[.D27])/[.D27]*100" office:value-type="float" office:value="218.693537178596" calcext:value-type="float">
            <text:p>218,69</text:p>
          </table:table-cell>
          <table:table-cell office:value-type="float" office:value="354378.9" calcext:value-type="float">
            <text:p>354378,9</text:p>
          </table:table-cell>
          <table:table-cell office:value-type="float" office:value="0" calcext:value-type="float">
            <text:p>0</text:p>
          </table:table-cell>
          <table:table-cell office:value-type="float" office:value="0.4405" calcext:value-type="float">
            <text:p>0,4405</text:p>
          </table:table-cell>
          <table:table-cell office:value-type="float" office:value="0.8991" calcext:value-type="float">
            <text:p>0,8991</text:p>
          </table:table-cell>
          <table:table-cell table:formula="of:=([.L27]-[.D27])/[.D27]*100" office:value-type="float" office:value="524.808895066018" calcext:value-type="float">
            <text:p>524,81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52624.58" calcext:value-type="float">
            <text:p>52624,58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.8842" calcext:value-type="float">
            <text:p>1,8842</text:p>
          </table:table-cell>
          <table:table-cell table:style-name="ce2" office:value-type="float" office:value="52665.35" calcext:value-type="float">
            <text:p>52665,35</text:p>
          </table:table-cell>
          <table:table-cell table:style-name="ce41" office:value-type="float" office:value="0.08" calcext:value-type="float">
            <text:p>0,08</text:p>
          </table:table-cell>
          <table:table-cell table:style-name="ce2" office:value-type="float" office:value="0.651" calcext:value-type="float">
            <text:p>0,651</text:p>
          </table:table-cell>
          <table:table-cell table:formula="of:=([.G28]-[.D28])/[.D28]*100" office:value-type="float" office:value="-65.4495276509925" calcext:value-type="float">
            <text:p>-65,45</text:p>
          </table:table-cell>
          <table:table-cell table:style-name="ce2" office:value-type="float" office:value="52635.35" calcext:value-type="float">
            <text:p>52635,35</text:p>
          </table:table-cell>
          <table:table-cell table:style-name="ce41" office:value-type="float" office:value="0.02" calcext:value-type="float">
            <text:p>0,02</text:p>
          </table:table-cell>
          <table:table-cell table:style-name="ce2" office:value-type="float" office:value="0.4691" calcext:value-type="float">
            <text:p>0,4691</text:p>
          </table:table-cell>
          <table:table-cell office:value-type="float" office:value="1.1201" calcext:value-type="float">
            <text:p>1,1201</text:p>
          </table:table-cell>
          <table:table-cell table:formula="of:=([.L28]-[.D28])/[.D28]*100" office:value-type="float" office:value="-40.5530198492729" calcext:value-type="float">
            <text:p>-40,55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79436.37" calcext:value-type="float">
            <text:p>179436,37</text:p>
          </table:table-cell>
          <table:table-cell office:value-type="string" calcext:value-type="string">
            <text:p>&lt;0,01</text:p>
          </table:table-cell>
          <table:table-cell office:value-type="float" office:value="6.9709" calcext:value-type="float">
            <text:p>6,9709</text:p>
          </table:table-cell>
          <table:table-cell office:value-type="float" office:value="179477.07" calcext:value-type="float">
            <text:p>179477,07</text:p>
          </table:table-cell>
          <table:table-cell table:style-name="ce18" office:value-type="float" office:value="0.02" calcext:value-type="float">
            <text:p>0,02</text:p>
          </table:table-cell>
          <table:table-cell office:value-type="float" office:value="2.1733" calcext:value-type="float">
            <text:p>2,1733</text:p>
          </table:table-cell>
          <table:table-cell table:formula="of:=([.G29]-[.D29])/[.D29]*100" office:value-type="float" office:value="-68.8232509432068" calcext:value-type="float">
            <text:p>-68,82</text:p>
          </table:table-cell>
          <table:table-cell office:value-type="float" office:value="179439.06" calcext:value-type="float">
            <text:p>179439,06</text:p>
          </table:table-cell>
          <table:table-cell office:value-type="float" office:value="0" calcext:value-type="float">
            <text:p>0</text:p>
          </table:table-cell>
          <table:table-cell office:value-type="float" office:value="2.7629" calcext:value-type="float">
            <text:p>2,7629</text:p>
          </table:table-cell>
          <table:table-cell office:value-type="float" office:value="4.9361" calcext:value-type="float">
            <text:p>4,9361</text:p>
          </table:table-cell>
          <table:table-cell table:formula="of:=([.L29]-[.D29])/[.D29]*100" office:value-type="float" office:value="-29.1899180880518" calcext:value-type="float">
            <text:p>-29,19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429434.6" calcext:value-type="float">
            <text:p>429434,6</text:p>
          </table:table-cell>
          <table:table-cell office:value-type="string" calcext:value-type="string">
            <text:p>&lt;0,01</text:p>
          </table:table-cell>
          <table:table-cell office:value-type="float" office:value="1285.275" calcext:value-type="float">
            <text:p>1285,275</text:p>
          </table:table-cell>
          <table:table-cell table:style-name="ce11" office:value-type="float" office:value="429651.08" calcext:value-type="float">
            <text:p>429651,08</text:p>
          </table:table-cell>
          <table:table-cell table:style-name="ce18" office:value-type="float" office:value="0.05" calcext:value-type="float">
            <text:p>0,05</text:p>
          </table:table-cell>
          <table:table-cell table:style-name="ce11" office:value-type="float" office:value="6.3953" calcext:value-type="float">
            <text:p>6,3953</text:p>
          </table:table-cell>
          <table:table-cell table:formula="of:=([.G30]-[.D30])/[.D30]*100" office:value-type="float" office:value="-99.5024177705161" calcext:value-type="float">
            <text:p>-99,50</text:p>
          </table:table-cell>
          <table:table-cell table:style-name="ce11" office:value-type="float" office:value="429539.58" calcext:value-type="float">
            <text:p>429539,58</text:p>
          </table:table-cell>
          <table:table-cell office:value-type="float" office:value="0.02" calcext:value-type="float">
            <text:p>0,02</text:p>
          </table:table-cell>
          <table:table-cell table:style-name="ce11" office:value-type="float" office:value="7.5879" calcext:value-type="float">
            <text:p>7,5879</text:p>
          </table:table-cell>
          <table:table-cell office:value-type="float" office:value="13.9832" calcext:value-type="float">
            <text:p>13,9832</text:p>
          </table:table-cell>
          <table:table-cell table:formula="of:=([.L30]-[.D30])/[.D30]*100" office:value-type="float" office:value="-98.9120460601817" calcext:value-type="float">
            <text:p>-98,91</text:p>
          </table:table-cell>
        </table:table-row>
        <table:table-row table:style-name="ro1">
          <table:table-cell table:style-name="ce5" office:value-type="string" calcext:value-type="string">
            <text:p>100-25</text:p>
          </table:table-cell>
          <table:table-cell office:value-type="float" office:value="865851.18" calcext:value-type="float">
            <text:p>865851,18</text:p>
          </table:table-cell>
          <table:table-cell table:style-name="ce7" office:value-type="string" calcext:value-type="string">
            <text:p>&lt;0,01</text:p>
          </table:table-cell>
          <table:table-cell table:style-name="ce12" office:value-type="float" office:value="619.2369" calcext:value-type="float">
            <text:p>619,2369</text:p>
          </table:table-cell>
          <table:table-cell office:value-type="float" office:value="866162.79" calcext:value-type="float">
            <text:p>866162,79</text:p>
          </table:table-cell>
          <table:table-cell table:style-name="ce18" office:value-type="float" office:value="0.04" calcext:value-type="float">
            <text:p>0,04</text:p>
          </table:table-cell>
          <table:table-cell office:value-type="float" office:value="20.0481" calcext:value-type="float">
            <text:p>20,0481</text:p>
          </table:table-cell>
          <table:table-cell table:formula="of:=([.G31]-[.D31])/[.D31]*100" office:value-type="float" office:value="-96.7624506872895" calcext:value-type="float">
            <text:p>-96,76</text:p>
          </table:table-cell>
          <table:table-cell office:value-type="float" office:value="866115.66" calcext:value-type="float">
            <text:p>866115,66</text:p>
          </table:table-cell>
          <table:table-cell office:value-type="float" office:value="0.03" calcext:value-type="float">
            <text:p>0,03</text:p>
          </table:table-cell>
          <table:table-cell office:value-type="float" office:value="736.0671" calcext:value-type="float">
            <text:p>736,0671</text:p>
          </table:table-cell>
          <table:table-cell office:value-type="float" office:value="756.1152" calcext:value-type="float">
            <text:p>756,1152</text:p>
          </table:table-cell>
          <table:table-cell table:formula="of:=([.L31]-[.D31])/[.D31]*100" office:value-type="float" office:value="22.1043513395277" calcext:value-type="float">
            <text:p>22,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 table:style-name="ce23" office:value-type="string" calcext:value-type="string" table:number-columns-spanned="5" table:number-rows-spanned="1">
            <text:p>PARCOURS VERTICAL <text:s/>PAR BLOC </text:p>
          </table:table-cell>
          <table:covered-table-cell table:number-columns-repeated="4" table:style-name="Default"/>
          <table:table-cell/>
          <table:table-cell table:style-name="ce23" office:value-type="string" calcext:value-type="string" table:number-columns-spanned="5" table:number-rows-spanned="1">
            <text:p>PARCOURS HORIZONTAL PAR BLOC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table:style-name="ce2" office:value-type="string" calcext:value-type="string">
            <text:p>foSize</text:p>
          </table:table-cell>
          <table:table-cell table:style-name="ce2" office:value-type="string" calcext:value-type="string">
            <text:p>rfStep</text:p>
          </table:table-cell>
          <table:table-cell/>
          <table:table-cell table:style-name="ce2" office:value-type="string" calcext:value-type="string">
            <text:p>Instances</text:p>
          </table:table-cell>
          <table:table-cell table:style-name="ce2" office:value-type="string" calcext:value-type="string">
            <text:p>rfSize</text:p>
          </table:table-cell>
          <table:table-cell table:style-name="ce2" office:value-type="string" calcext:value-type="string">
            <text:p>rfStep</text:p>
          </table:table-cell>
          <table:table-cell table:style-name="ce2" office:value-type="string" calcext:value-type="string">
            <text:p>foSize</text:p>
          </table:table-cell>
          <table:table-cell table:style-name="ce2" office:value-type="string" calcext:value-type="string">
            <text:p>rfSte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-5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20-5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-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00-5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-10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0-10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-1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10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100-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-25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0-25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50-2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10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100-25</text:p>
          </table:table-cell>
          <table:table-cell table:style-name="ce43" office:value-type="string" calcext:value-type="string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style-name="ce5" table:number-columns-repeated="3"/>
          <table:table-cell table:style-name="Default" table:number-columns-repeated="2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y₁ 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  <table:table-row table:style-name="ro1">
          <table:table-cell office:value-type="string" calcext:value-type="string">
            <text:p>y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54:48.887813608</meta:creation-date>
    <dc:date>2023-12-05T21:31:23.253992740</dc:date>
    <meta:editing-duration>P5DT47M13S</meta:editing-duration>
    <meta:editing-cycles>5</meta:editing-cycles>
    <meta:generator>LibreOffice/7.3.7.2$Linux_X86_64 LibreOffice_project/30$Build-2</meta:generator>
    <meta:document-statistic meta:table-count="2" meta:cell-count="481" meta:object-count="0"/>
  </office:meta>
</office:document-meta>
</file>